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ON USARE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5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48</text:p>
          </table:table-cell>
          <table:table-cell table:number-columns-repeated="13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0.00558189" calcext:value-type="float">
            <text:p>0.00558189</text:p>
          </table:table-cell>
          <table:table-cell office:value-type="float" office:value="13.868" calcext:value-type="float">
            <text:p>13.868</text:p>
          </table:table-cell>
          <table:table-cell office:value-type="float" office:value="0.00474658" calcext:value-type="float">
            <text:p>0.00474658</text:p>
          </table:table-cell>
          <table:table-cell table:number-columns-repeated="2" office:value-type="float" office:value="144.667" calcext:value-type="float">
            <text:p>144.667</text:p>
          </table:table-cell>
          <table:table-cell table:number-columns-repeated="2" office:value-type="float" office:value="144.216" calcext:value-type="float">
            <text:p>144.216</text:p>
          </table:table-cell>
          <table:table-cell office:value-type="float" office:value="2" calcext:value-type="float">
            <text:p>2</text:p>
          </table:table-cell>
          <table:table-cell office:value-type="float" office:value="0.00134114" calcext:value-type="float">
            <text:p>0.00134114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13163" calcext:value-type="float">
            <text:p>0.0013163</text:p>
          </table:table-cell>
          <table:table-cell table:style-name="ce3" office:value-type="float" office:value="0.0000924025" calcext:value-type="float">
            <text:p>9.24E-05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86" calcext:value-type="float">
            <text:p>3.23586</text:p>
          </table:table-cell>
          <table:table-cell office:value-type="float" office:value="0.000514097" calcext:value-type="float">
            <text:p>0.000514097</text:p>
          </table:table-cell>
          <table:table-cell office:value-type="float" office:value="3.24238" calcext:value-type="float">
            <text:p>3.24238</text:p>
          </table:table-cell>
          <table:table-cell office:value-type="float" office:value="0.000505788" calcext:value-type="float">
            <text:p>0.000505788</text:p>
          </table:table-cell>
          <table:table-cell table:number-columns-repeated="2" office:value-type="float" office:value="247.229" calcext:value-type="float">
            <text:p>247.229</text:p>
          </table:table-cell>
          <table:table-cell table:number-columns-repeated="2" office:value-type="float" office:value="246.732" calcext:value-type="float">
            <text:p>246.732</text:p>
          </table:table-cell>
          <table:table-cell office:value-type="float" office:value="0.8" calcext:value-type="float">
            <text:p>0.8</text:p>
          </table:table-cell>
          <table:table-cell office:value-type="float" office:value="0.000185475" calcext:value-type="float">
            <text:p>0.000185475</text:p>
          </table:table-cell>
          <table:table-cell table:style-name="ce3" office:value-type="float" office:value="0.0000032624" calcext:value-type="float">
            <text:p>3.26E-06</text:p>
          </table:table-cell>
          <table:table-cell office:value-type="float" office:value="0.000183737" calcext:value-type="float">
            <text:p>0.000183737</text:p>
          </table:table-cell>
          <table:table-cell table:style-name="ce3" office:value-type="float" office:value="0.00000260154" calcext:value-type="float">
            <text:p>2.60E-06</text:p>
          </table:table-cell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61465" calcext:value-type="float">
            <text:p>0.00461465</text:p>
          </table:table-cell>
          <table:table-cell office:value-type="float" office:value="16.3358" calcext:value-type="float">
            <text:p>16.3358</text:p>
          </table:table-cell>
          <table:table-cell office:value-type="float" office:value="0.00402401" calcext:value-type="float">
            <text:p>0.00402401</text:p>
          </table:table-cell>
          <table:table-cell table:number-columns-repeated="2" office:value-type="float" office:value="108.702" calcext:value-type="float">
            <text:p>108.702</text:p>
          </table:table-cell>
          <table:table-cell table:number-columns-repeated="2" office:value-type="float" office:value="108.351" calcext:value-type="float">
            <text:p>108.351</text:p>
          </table:table-cell>
          <table:table-cell office:value-type="float" office:value="1.77" calcext:value-type="float">
            <text:p>1.77</text:p>
          </table:table-cell>
          <table:table-cell office:value-type="float" office:value="0.00139943" calcext:value-type="float">
            <text:p>0.00139943</text:p>
          </table:table-cell>
          <table:table-cell office:value-type="float" office:value="0.000101904" calcext:value-type="float">
            <text:p>0.000101904</text:p>
          </table:table-cell>
          <table:table-cell office:value-type="float" office:value="0.00134436" calcext:value-type="float">
            <text:p>0.00134436</text:p>
          </table:table-cell>
          <table:table-cell table:style-name="ce3" office:value-type="float" office:value="0.0000752712" calcext:value-type="float">
            <text:p>7.53E-05</text:p>
          </table:table-cell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87" calcext:value-type="float">
            <text:p>5.6087</text:p>
          </table:table-cell>
          <table:table-cell office:value-type="float" office:value="0.00245707" calcext:value-type="float">
            <text:p>0.00245707</text:p>
          </table:table-cell>
          <table:table-cell office:value-type="float" office:value="5.60622" calcext:value-type="float">
            <text:p>5.60622</text:p>
          </table:table-cell>
          <table:table-cell office:value-type="float" office:value="0.00215319" calcext:value-type="float">
            <text:p>0.00215319</text:p>
          </table:table-cell>
          <table:table-cell table:number-columns-repeated="2" office:value-type="float" office:value="171.163" calcext:value-type="float">
            <text:p>171.163</text:p>
          </table:table-cell>
          <table:table-cell table:number-columns-repeated="2" office:value-type="float" office:value="171.238" calcext:value-type="float">
            <text:p>171.238</text:p>
          </table:table-cell>
          <table:table-cell office:value-type="float" office:value="0.96" calcext:value-type="float">
            <text:p>0.96</text:p>
          </table:table-cell>
          <table:table-cell office:value-type="float" office:value="0.000454226" calcext:value-type="float">
            <text:p>0.000454226</text:p>
          </table:table-cell>
          <table:table-cell table:style-name="ce3" office:value-type="float" office:value="0.0000443452" calcext:value-type="float">
            <text:p>4.43E-05</text:p>
          </table:table-cell>
          <table:table-cell office:value-type="float" office:value="0.000427641" calcext:value-type="float">
            <text:p>0.000427641</text:p>
          </table:table-cell>
          <table:table-cell table:style-name="ce3" office:value-type="float" office:value="0.0000310202" calcext:value-type="float">
            <text:p>3.10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6:42:50.528157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10-06T16:53:34.489535524</dc:date>
    <meta:editing-duration>PT1H53M43S</meta:editing-duration>
    <meta:editing-cycles>4</meta:editing-cycles>
    <meta:generator>LibreOffice/5.1.4.2$Linux_X86_64 LibreOffice_project/10m0$Build-2</meta:generator>
    <meta:document-statistic meta:table-count="1" meta:cell-count="79" meta:object-count="0"/>
  </office:meta>
</office:document-meta>
</file>